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fill="solid" draw:fill-color="#bfbfbf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1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54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T1" style:family="text">
      <style:text-properties fo:color="#000000" style:font-name="Computer Modern1" fo:font-size="8pt" style:font-size-asian="8pt" style:font-name-complex="Computer Modern1" style:font-size-complex="8pt"/>
    </style:style>
    <style:style style:name="T2" style:family="text">
      <style:text-properties fo:color="#ffffff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2" fo:font-size="8pt" style:font-size-asian="8pt" style:font-name-complex="Arial2" style:font-size-complex="8pt"/>
    </style:style>
    <style:style style:name="T4" style:family="text">
      <style:text-properties fo:color="#009933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.782cm" svg:height="1.782cm" svg:x="0.109cm" svg:y="1.021cm" svg:viewBox="0 0 1783 1783" svg:d="m1783 892c0-493-399-892-892-892-492 0-891 399-891 892 0 492 399 891 891 891 493 0 892-399 892-891z">
          <text:p/>
        </draw:path>
        <draw:path draw:style-name="gr2" draw:layer="layout" svg:width="1.782cm" svg:height="1.782cm" svg:x="4.609cm" svg:y="1.021cm" svg:viewBox="0 0 1783 1783" svg:d="m1783 892c0-493-399-892-891-892-493 0-892 399-892 892 0 492 399 891 892 891 492 0 891-399 891-891z">
          <text:p/>
        </draw:path>
        <draw:frame draw:style-name="gr3" draw:layer="layout" svg:width="1.399cm" svg:height="0.336cm" svg:x="0.342cm" svg:y="1.815cm">
          <draw:text-box>
            <text:p text:style-name="P1"><text:span text:style-name="T1">FsmlCode</text:span></text:p>
          </draw:text-box>
        </draw:frame>
        <draw:path draw:style-name="gr2" draw:layer="layout" svg:width="1.782cm" svg:height="1.782cm" svg:x="9.109cm" svg:y="1.021cm" svg:viewBox="0 0 1783 1783" svg:d="m1783 892c0-493-399-892-891-892-493 0-892 399-892 892 0 492 399 891 892 891 492 0 891-399 891-891z">
          <text:p/>
        </draw:path>
        <draw:frame draw:style-name="gr4" draw:layer="layout" svg:width="1.64cm" svg:height="0.336cm" svg:x="4.683cm" svg:y="1.796cm">
          <draw:text-box>
            <text:p text:style-name="P1"><text:span text:style-name="T1">AstMachine</text:span></text:p>
          </draw:text-box>
        </draw:frame>
        <draw:frame draw:style-name="gr5" draw:layer="layout" svg:width="1.717cm" svg:height="0.336cm" svg:x="9.159cm" svg:y="1.796cm">
          <draw:text-box>
            <text:p text:style-name="P1"><text:span text:style-name="T1">FlatMachine</text:span></text:p>
          </draw:text-box>
        </draw:frame>
        <draw:path draw:style-name="gr2" draw:layer="layout" svg:width="2.884cm" svg:height="0.432cm" svg:x="6.284cm" svg:y="1.028cm" svg:viewBox="0 0 2885 433" svg:d="m0 433c991-572 1942-572 2885-28">
          <text:p/>
        </draw:path>
        <draw:path draw:style-name="gr6" draw:layer="layout" svg:width="0.084cm" svg:height="0.111cm" svg:x="9.094cm" svg:y="1.352cm" svg:viewBox="0 0 85 112" svg:d="m65 0c-9 23 12 77 20 86-13-2-69 7-85 26">
          <text:p/>
        </draw:path>
        <draw:frame draw:style-name="gr7" draw:layer="layout" svg:width="0.925cm" svg:height="0.336cm" svg:x="7.327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7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881cm">
          <draw:text-box>
            <text:p text:style-name="P1"><text:span text:style-name="T2">flatten</text:span></text:p>
          </draw:text-box>
        </draw:frame>
        <draw:path draw:style-name="gr2" draw:layer="layout" svg:width="2.883cm" svg:height="0.432cm" svg:x="1.833cm" svg:y="2.365cm" svg:viewBox="0 0 2884 433" svg:d="m2884 0c-991 572-1942 572-2884 28">
          <text:p/>
        </draw:path>
        <draw:path draw:style-name="gr8" draw:layer="layout" svg:width="0.084cm" svg:height="0.112cm" svg:x="1.822cm" svg:y="2.361cm" svg:viewBox="0 0 85 113" svg:d="m20 113c9-23-11-77-20-87 13 3 69-7 85-26">
          <text:p/>
        </draw:path>
        <draw:frame draw:style-name="gr7" draw:layer="layout" svg:width="0.925cm" svg:height="0.336cm" svg:x="7.327cm" svg:y="0.916cm">
          <draw:text-box>
            <text:p text:style-name="P1"><text:span text:style-name="T1">flatten</text:span></text:p>
          </draw:text-box>
        </draw:frame>
        <draw:frame draw:style-name="gr9" draw:layer="layout" svg:width="1.954cm" svg:height="0.336cm" svg:x="2.751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1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17cm">
          <draw:text-box>
            <text:p text:style-name="P1"><text:span text:style-name="T2">generateFsml</text:span></text:p>
          </draw:text-box>
        </draw:frame>
        <draw:path draw:style-name="gr2" draw:layer="layout" svg:width="2.883cm" svg:height="0.432cm" svg:x="6.333cm" svg:y="2.365cm" svg:viewBox="0 0 2884 433" svg:d="m2884 0c-991 572-1942 572-2884 28">
          <text:p/>
        </draw:path>
        <draw:path draw:style-name="gr8" draw:layer="layout" svg:width="0.084cm" svg:height="0.112cm" svg:x="6.322cm" svg:y="2.361cm" svg:viewBox="0 0 85 113" svg:d="m20 113c9-23-11-77-20-87 13 3 70-7 85-26">
          <text:p/>
        </draw:path>
        <draw:frame draw:style-name="gr9" draw:layer="layout" svg:width="1.954cm" svg:height="0.336cm" svg:x="2.751cm" svg:y="2.652cm">
          <draw:text-box>
            <text:p text:style-name="P1"><text:span text:style-name="T1">generateFsml</text:span></text:p>
          </draw:text-box>
        </draw:frame>
        <draw:frame draw:style-name="gr10" draw:layer="layout" svg:width="0.857cm" svg:height="0.336cm" svg:x="7.369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71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63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7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1cm" svg:y="2.635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4cm" svg:y="2.63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5cm" svg:y="2.637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7cm" svg:y="2.63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9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4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4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4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5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5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403cm" svg:y="2.65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403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8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8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9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9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9cm" svg:y="2.69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7cm" svg:y="2.69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5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4cm" svg:y="2.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1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7cm" svg:y="2.70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70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70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1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70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6cm" svg:y="2.70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2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9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8cm" svg:y="2.69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6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94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3cm" svg:y="2.69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1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cm" svg:y="2.689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8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38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5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5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8cm" svg:y="2.65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4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1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3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4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6cm" svg:y="2.641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8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3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2cm" svg:y="2.63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636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6cm" svg:y="2.63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668cm">
          <draw:text-box>
            <text:p text:style-name="P1"><text:span text:style-name="T1">revert</text:span></text:p>
          </draw:text-box>
        </draw:frame>
        <draw:path draw:style-name="gr2" draw:layer="layout" svg:width="2.883cm" svg:height="0.432cm" svg:x="1.784cm" svg:y="1.028cm" svg:viewBox="0 0 2884 433" svg:d="m0 433c991-572 1942-572 2884-28">
          <text:p/>
        </draw:path>
        <draw:path draw:style-name="gr6" draw:layer="layout" svg:width="0.084cm" svg:height="0.111cm" svg:x="4.594cm" svg:y="1.352cm" svg:viewBox="0 0 85 112" svg:d="m65 0c-9 23 11 77 20 86-13-2-69 7-85 26">
          <text:p/>
        </draw:path>
        <draw:frame draw:style-name="gr11" draw:layer="layout" svg:width="0.798cm" svg:height="0.336cm" svg:x="2.909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5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52cm">
          <draw:text-box>
            <text:p text:style-name="P1"><text:span text:style-name="T1">parse</text:span></text:p>
          </draw:text-box>
        </draw:frame>
        <draw:polygon draw:style-name="gr12" draw:layer="layout" svg:width="1.386cm" svg:height="0.681cm" svg:x="7.101cm" svg:y="0.2cm" svg:viewBox="0 0 1387 682" draw:points="0,0 1387,0 1387,682 0,682">
          <text:p/>
        </draw:polygon>
        <draw:frame draw:style-name="gr13" draw:text-style-name="P2" draw:layer="layout" svg:width="0.963cm" svg:height="0.335cm" svg:x="7.285cm" svg:y="0.37cm">
          <draw:text-box draw:corner-radius="1.445cm">
            <text:p text:style-name="P1"><text:span text:style-name="T3">Inverter</text:span></text:p>
          </draw:text-box>
        </draw:frame>
        <draw:polygon draw:style-name="gr12" draw:layer="layout" svg:width="1.386cm" svg:height="0.681cm" svg:x="2.502cm" svg:y="0.2cm" svg:viewBox="0 0 1387 682" draw:points="0,0 1387,0 1387,682 0,682">
          <text:p/>
        </draw:polygon>
        <draw:frame draw:style-name="gr13" draw:text-style-name="P2" draw:layer="layout" svg:width="0.963cm" svg:height="0.335cm" svg:x="2.686cm" svg:y="0.37cm">
          <draw:text-box draw:corner-radius="1.445cm">
            <text:p text:style-name="P1"><text:span text:style-name="T3">Inverter</text:span></text:p>
          </draw:text-box>
        </draw:frame>
        <draw:frame draw:style-name="gr13" draw:text-style-name="P3" draw:layer="layout" svg:width="1.272cm" svg:height="0.335cm" svg:x="9.371cm" svg:y="1.416cm">
          <draw:text-box draw:corner-radius="1.445cm">
            <text:p text:style-name="P1"><text:span text:style-name="T4">generated</text:span></text:p>
          </draw:text-box>
        </draw:frame>
        <draw:frame draw:style-name="gr13" draw:text-style-name="P3" draw:layer="layout" svg:width="1.784cm" svg:height="0.335cm" svg:x="6.886cm" svg:y="1.771cm">
          <draw:text-box draw:corner-radius="1.445cm">
            <text:p text:style-name="P1"><text:span text:style-name="T4">equalityCheck</text:span></text:p>
          </draw:text-box>
        </draw:frame>
        <draw:frame draw:style-name="gr13" draw:text-style-name="P3" draw:layer="layout" svg:width="1.784cm" svg:height="0.335cm" svg:x="2.286cm" svg:y="1.772cm">
          <draw:text-box draw:corner-radius="1.445cm">
            <text:p text:style-name="P1"><text:span text:style-name="T4">equalityChe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11.02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5T19:58:20.730377390</dc:date>
    <dc:creator>Benjamin Haßel</dc:creator>
    <meta:generator>LibreOffice/4.1.3.2$Linux_X86_64 LibreOffice_project/410m0$Build-2</meta:generator>
    <meta:editing-duration>P0D</meta:editing-duration>
    <meta:editing-cycles>3</meta:editing-cycles>
    <meta:document-statistic meta:object-count="425"/>
  </office:meta>
</office:document-meta>
</file>